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997" officeooo:paragraph-rsid="00104997"/>
    </style:style>
    <style:style style:name="P2" style:family="paragraph" style:parent-style-name="Heading_20_1">
      <style:text-properties officeooo:rsid="00104997" officeooo:paragraph-rsid="00104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htu harjoitus</text:h>
      <text:p text:style-name="P1"/>
      <text:p text:style-name="P1">Tässä on nyt jotakin 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01:06.192922039</meta:creation-date>
    <dc:date>2015-09-05T11:02:46.295251884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2" meta:non-whitespace-character-count="42"/>
    <meta:generator>LibreOffice/4.2.8.2$Linux_X86_64 LibreOffice_project/420m0$Build-2</meta:generator>
  </office:meta>
</office:document-meta>
</file>